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nsolas" svg:font-family="Consolas, Monaco, 'Andale Mono', monospace"/>
    <style:font-face style:name="Droid Sans Mono" svg:font-family="'Droid Sans Mono', monospace, monospace, 'Droid Sans Fallback'"/>
    <style:font-face style:name="Arial" svg:font-family="Arial" style:font-family-generic="swis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1in" table:align="center"/>
    </style:style>
    <style:style style:name="Table1.A" style:family="table-column">
      <style:table-column-properties style:column-width="3.3132in"/>
    </style:style>
    <style:style style:name="Table1.B" style:family="table-column">
      <style:table-column-properties style:column-width="0.7868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B8" style:family="table-cell" style:data-style-name="N0">
      <style:table-cell-properties fo:padding="0.0382in" fo:border-left="0.05pt solid #000000" fo:border-right="0.05pt solid #000000" fo:border-top="none" fo:border-bottom="0.05pt solid #000000"/>
    </style:style>
    <style:style style:name="Table1.11" style:family="table-row">
      <style:table-row-properties style:min-row-height="0.3146in"/>
    </style:style>
    <style:style style:name="P1" style:family="paragraph" style:parent-style-name="Text_20_body">
      <style:paragraph-properties fo:text-align="justify" style:justify-single-word="false"/>
      <style:text-properties officeooo:rsid="000b7e54" officeooo:paragraph-rsid="000b7e54"/>
    </style:style>
    <style:style style:name="P2" style:family="paragraph" style:parent-style-name="Text_20_body">
      <style:paragraph-properties fo:text-align="justify" style:justify-single-word="false"/>
      <style:text-properties officeooo:rsid="000c96d8" officeooo:paragraph-rsid="000c96d8"/>
    </style:style>
    <style:style style:name="P3" style:family="paragraph" style:parent-style-name="Text_20_body">
      <style:paragraph-properties fo:text-align="justify" style:justify-single-word="false"/>
      <style:text-properties officeooo:rsid="000e5393" officeooo:paragraph-rsid="000e5393"/>
    </style:style>
    <style:style style:name="P4" style:family="paragraph" style:parent-style-name="Text_20_body">
      <style:paragraph-properties fo:text-align="justify" style:justify-single-word="false"/>
      <style:text-properties officeooo:rsid="000f91c5" officeooo:paragraph-rsid="000f91c5"/>
    </style:style>
    <style:style style:name="P5" style:family="paragraph" style:parent-style-name="Table_20_Contents">
      <style:paragraph-properties fo:text-align="justify" style:justify-single-word="false"/>
      <style:text-properties fo:font-weight="bold" officeooo:rsid="000c96d8" officeooo:paragraph-rsid="000c96d8" style:font-weight-asian="bold" style:font-weight-complex="bold"/>
    </style:style>
    <style:style style:name="P6" style:family="paragraph" style:parent-style-name="Table_20_Contents">
      <style:paragraph-properties fo:text-align="justify" style:justify-single-word="false"/>
      <style:text-properties officeooo:rsid="000c96d8" officeooo:paragraph-rsid="000c96d8"/>
    </style:style>
    <style:style style:name="P7" style:family="paragraph" style:parent-style-name="Preformatted_20_Text">
      <style:paragraph-properties fo:text-align="justify" style:justify-single-word="false"/>
    </style:style>
    <style:style style:name="P8" style:family="paragraph" style:parent-style-name="Heading_20_3">
      <style:text-properties officeooo:rsid="0022e201" officeooo:paragraph-rsid="0022e201"/>
    </style:style>
    <style:style style:name="P9" style:family="paragraph" style:parent-style-name="Heading_20_3">
      <style:text-properties officeooo:rsid="002476b9" officeooo:paragraph-rsid="002476b9"/>
    </style:style>
    <style:style style:name="P10" style:family="paragraph" style:parent-style-name="Heading_20_3">
      <style:text-properties officeooo:rsid="0025ee7c" officeooo:paragraph-rsid="0025ee7c"/>
    </style:style>
    <style:style style:name="P11" style:family="paragraph" style:parent-style-name="Text_20_body">
      <style:paragraph-properties fo:text-align="justify" style:justify-single-word="false"/>
      <style:text-properties officeooo:rsid="00115f18" officeooo:paragraph-rsid="00115f18"/>
    </style:style>
    <style:style style:name="P12" style:family="paragraph" style:parent-style-name="Text_20_body">
      <style:text-properties officeooo:rsid="0020a2a5" officeooo:paragraph-rsid="0020a2a5"/>
    </style:style>
    <style:style style:name="P13" style:family="paragraph" style:parent-style-name="Text_20_body">
      <style:text-properties officeooo:rsid="00218885" officeooo:paragraph-rsid="00218885"/>
    </style:style>
    <style:style style:name="P14" style:family="paragraph" style:parent-style-name="Text_20_body" style:list-style-name="L3">
      <style:text-properties officeooo:rsid="00218885" officeooo:paragraph-rsid="00218885"/>
    </style:style>
    <style:style style:name="P15" style:family="paragraph" style:parent-style-name="Text_20_body">
      <style:text-properties officeooo:rsid="0022e201" officeooo:paragraph-rsid="0022e201"/>
    </style:style>
    <style:style style:name="P16" style:family="paragraph" style:parent-style-name="Text_20_body">
      <style:text-properties officeooo:rsid="002476b9" officeooo:paragraph-rsid="002476b9"/>
    </style:style>
    <style:style style:name="P17" style:family="paragraph" style:parent-style-name="Text_20_body">
      <style:text-properties officeooo:rsid="0025ee7c" officeooo:paragraph-rsid="0025ee7c"/>
    </style:style>
    <style:style style:name="P18" style:family="paragraph" style:parent-style-name="Heading_20_1">
      <style:paragraph-properties fo:text-align="justify" style:justify-single-word="false"/>
    </style:style>
    <style:style style:name="P19" style:family="paragraph" style:parent-style-name="Heading_20_2">
      <style:paragraph-properties fo:text-align="justify" style:justify-single-word="false"/>
      <style:text-properties officeooo:rsid="000b7e54" officeooo:paragraph-rsid="000b7e54"/>
    </style:style>
    <style:style style:name="P20" style:family="paragraph" style:parent-style-name="Heading_20_2">
      <style:paragraph-properties fo:text-align="justify" style:justify-single-word="false"/>
    </style:style>
    <style:style style:name="T1" style:family="text">
      <style:text-properties fo:font-variant="normal" fo:text-transform="none" fo:color="#333333" style:font-name="Consolas" fo:font-size="12pt" fo:letter-spacing="normal" fo:font-style="normal" fo:font-weight="normal"/>
    </style:style>
    <style:style style:name="T2" style:family="text">
      <style:text-properties fo:font-variant="normal" fo:text-transform="none" fo:color="#333333" style:font-name="Consolas" fo:font-size="12pt" fo:letter-spacing="normal" fo:font-style="normal" fo:font-weight="normal" officeooo:rsid="000d4958"/>
    </style:style>
    <style:style style:name="T3" style:family="text">
      <style:text-properties fo:font-variant="normal" fo:text-transform="none" fo:color="#a67f59" style:font-name="Consolas" fo:font-size="12pt" fo:letter-spacing="normal" fo:font-style="normal" fo:font-weight="normal"/>
    </style:style>
    <style:style style:name="T4" style:family="text">
      <style:text-properties officeooo:rsid="000d4958"/>
    </style:style>
    <style:style style:name="T5" style:family="text">
      <style:text-properties officeooo:rsid="000e5393"/>
    </style:style>
    <style:style style:name="T6" style:family="text">
      <style:text-properties officeooo:rsid="0020a2a5"/>
    </style:style>
    <style:style style:name="T7" style:family="text">
      <style:text-properties officeooo:rsid="00218885"/>
    </style:style>
    <style:style style:name="T8" style:family="text">
      <style:text-properties officeooo:rsid="0022e20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Sports Betting Website</text:h>
      <text:h text:style-name="P19" text:outline-level="2">Introduction</text:h>
      <text:p text:style-name="P1">This is just a mock website <text:span text:style-name="T7">built in React </text:span>that simulates a sports betting website. It should contain:</text:p>
      <text:h text:style-name="P20" text:outline-level="2">Getting the Data</text:h>
      <text:p text:style-name="P3">The <text:span text:style-name="T6">game </text:span>data is retrieved from <text:a xlink:type="simple" xlink:href="http://api.football.org/" text:style-name="Internet_20_link" text:visited-style-name="Visited_20_Internet_20_Link">http://api.football.org</text:a> by a node app called ‘getData’. It gets all the matches for the leagues below for just day 1 of each league.</text:p>
      <text:p text:style-name="P2"><text:span text:style-name="T5">The </text:span>League Codes <text:span text:style-name="T5">are obtained with the following curl command:</text:span></text:p>
      <text:p text:style-name="P7"><text:span text:style-name="T4">(</text:span><text:span text:style-name="Source_20_Text"><text:span text:style-name="T1">curl -X GET </text:span></text:span><text:a xlink:type="simple" xlink:href="http://api.football-data.org/v2/competitions/" text:style-name="Internet_20_link" text:visited-style-name="Visited_20_Internet_20_Link"><text:span text:style-name="Source_20_Text">http</text:span></text:a><text:a xlink:type="simple" xlink:href="http://api.football-data.org/v2/competitions/" text:style-name="Internet_20_link" text:visited-style-name="Visited_20_Internet_20_Link"><text:span text:style-name="Source_20_Text"><text:span text:style-name="T3">:</text:span></text:span></text:a><text:a xlink:type="simple" xlink:href="http://api.football-data.org/v2/competitions/" text:style-name="Internet_20_link" text:visited-style-name="Visited_20_Internet_20_Link"><text:span text:style-name="Source_20_Text"><text:span text:style-name="T1">//api.football-data.org/v2/competitions/</text:span></text:span></text:a><text:span text:style-name="Source_20_Text"><text:span text:style-name="T2">)</text:span></text:span></text:p>
      <text:p text:style-name="P7"><text:span text:style-name="Source_20_Text"><text:span text:style-name="T2"/></text:span></text:p>
      <table:table table:name="Table1" table:style-name="Table1">
        <table:table-column table:style-name="Table1.A"/>
        <table:table-column table:style-name="Table1.B"/>
        <table:table-row>
          <table:table-cell table:style-name="Table1.A1" office:value-type="string">
            <text:p text:style-name="P5">League</text:p>
          </table:table-cell>
          <table:table-cell table:style-name="Table1.B1" office:value-type="string">
            <text:p text:style-name="P5">Code</text:p>
          </table:table-cell>
        </table:table-row>
        <table:table-row>
          <table:table-cell table:style-name="Table1.A2" office:value-type="string">
            <text:p text:style-name="P6">England - Premier League</text:p>
          </table:table-cell>
          <table:table-cell table:style-name="Table1.B2" office:value-type="string">
            <text:p text:style-name="P6">2021</text:p>
          </table:table-cell>
        </table:table-row>
        <table:table-row>
          <table:table-cell table:style-name="Table1.A2" office:value-type="string">
            <text:p text:style-name="P6">England - Championship</text:p>
          </table:table-cell>
          <table:table-cell table:style-name="Table1.B2" office:value-type="string">
            <text:p text:style-name="P6">2016</text:p>
          </table:table-cell>
        </table:table-row>
        <table:table-row>
          <table:table-cell table:style-name="Table1.A2" office:value-type="string">
            <text:p text:style-name="P6">Spain - La Liga</text:p>
          </table:table-cell>
          <table:table-cell table:style-name="Table1.B2" office:value-type="string">
            <text:p text:style-name="P6">2014</text:p>
          </table:table-cell>
        </table:table-row>
        <table:table-row>
          <table:table-cell table:style-name="Table1.A2" office:value-type="string">
            <text:p text:style-name="P6">Italy - Serie A</text:p>
          </table:table-cell>
          <table:table-cell table:style-name="Table1.B2" office:value-type="string">
            <text:p text:style-name="P6">2019</text:p>
          </table:table-cell>
        </table:table-row>
        <table:table-row>
          <table:table-cell table:style-name="Table1.A2" office:value-type="string">
            <text:p text:style-name="P6">Germany - Bundesliga</text:p>
          </table:table-cell>
          <table:table-cell table:style-name="Table1.B2" office:value-type="string">
            <text:p text:style-name="P6">2002</text:p>
          </table:table-cell>
        </table:table-row>
        <table:table-row>
          <table:table-cell table:style-name="Table1.A2" office:value-type="string">
            <text:p text:style-name="P6">France - Ligue 1</text:p>
          </table:table-cell>
          <table:table-cell table:style-name="Table1.B2" office:value-type="string">
            <text:p text:style-name="P6">2015</text:p>
          </table:table-cell>
        </table:table-row>
        <table:table-row>
          <table:table-cell table:style-name="Table1.A2" office:value-type="string">
            <text:p text:style-name="P6">Netherlands - Eredivisie</text:p>
          </table:table-cell>
          <table:table-cell table:style-name="Table1.B8" office:value-type="float" office:value="2003">
            <text:p text:style-name="P6">2003</text:p>
          </table:table-cell>
        </table:table-row>
        <table:table-row>
          <table:table-cell table:style-name="Table1.A2" office:value-type="string">
            <text:p text:style-name="P6">Portugal – Premeira Liga</text:p>
          </table:table-cell>
          <table:table-cell table:style-name="Table1.B2" office:value-type="string">
            <text:p text:style-name="P6">2017</text:p>
          </table:table-cell>
        </table:table-row>
        <table:table-row>
          <table:table-cell table:style-name="Table1.A2" office:value-type="string">
            <text:p text:style-name="P6">Brazil - Serie A</text:p>
          </table:table-cell>
          <table:table-cell table:style-name="Table1.B2" office:value-type="string">
            <text:p text:style-name="P6">2013</text:p>
          </table:table-cell>
        </table:table-row>
        <table:table-row table:style-name="Table1.11">
          <table:table-cell table:style-name="Table1.A2" office:value-type="string">
            <text:p text:style-name="P6">Champions League</text:p>
          </table:table-cell>
          <table:table-cell table:style-name="Table1.B2" office:value-type="string">
            <text:p text:style-name="P6">2001</text:p>
          </table:table-cell>
        </table:table-row>
      </table:table>
      <text:p text:style-name="P2"/>
      <text:p text:style-name="P3">An ‘https.get’ method is used to get the data, with the following options passed as a parameter:</text:p>
      <text:p text:style-name="P7">options = {</text:p>
      <text:p text:style-name="P7"><text:tab/>hostname: 'api.football-data.org', //important: do not write the 'https//'<text:tab/></text:p>
      <text:p text:style-name="P7"><text:tab/>path: leaguePath,</text:p>
      <text:p text:style-name="P7"><text:tab/>method: 'GET',<text:tab/></text:p>
      <text:p text:style-name="P7"><text:tab/>headers: {</text:p>
      <text:p text:style-name="P7"><text:tab/>'X-Auth-Token': 'dbbb7711a25449e1bd0aec3bbddfd416'</text:p>
      <text:p text:style-name="P7"><text:tab/><text:tab/>}</text:p>
      <text:p text:style-name="P7">};</text:p>
      <text:p text:style-name="P3"/>
      <text:p text:style-name="P3">The token is my personal token obtained after getting registered with the website.</text:p>
      <text:p text:style-name="P4">‘getData’ creates an array called ‘leagues’ with each array element being an object consisting of the league code and a string contained the relevant information (team names, dates, etc) for day 1 of each league.</text:p>
      <text:p text:style-name="P11">It saves this data to a text file called ‘leagues.txt’.</text:p>
      <text:h text:style-name="Heading_20_2" text:outline-level="2"><text:soft-page-break/>The Server</text:h>
      <text:p text:style-name="P12">The server is a very simple Express JS implementation. It reads off the text file saved by ‘getData’ above and supplies it to the client upon a socket request.</text:p>
      <text:h text:style-name="Heading_20_2" text:outline-level="2">The Client</text:h>
      <text:p text:style-name="Text_20_body">‘<text:span text:style-name="T6">App’ is the parent node, tasked with creating a header, a carousel with sliding banners (these could easily be ads) and most importantly routing.</text:span></text:p>
      <text:p text:style-name="P12">Navigation takes place from the ‘account’ icon at the top right. Users can choose either to watch the bets history (available only per session, no data is saved after the browser is closed) or account information.</text:p>
      <text:p text:style-name="P12">Account info cannot be set, all users are guests. There is no functionality to create an account.</text:p>
      <text:p text:style-name="P12">Clicking the website’s logo redirects to the sportsbook page.</text:p>
      <text:p text:style-name="P12">The state of ‘App’ stores a flag that controls the visibility of the icon sub-menu and more importantly a list of all bets placed.</text:p>
      <text:h text:style-name="Heading_20_2" text:outline-level="2">The Carousel</text:h>
      <text:p text:style-name="P13">The carousel is a third party implementation (react-responsive-carousel). More details here:</text:p>
      <text:p text:style-name="P13"><text:a xlink:type="simple" xlink:href="https://www.npmjs.com/package/react-responsive-carousel" text:style-name="Internet_20_link" text:visited-style-name="Visited_20_Internet_20_Link">https://www.npmjs.com/package/react-responsive-carousel</text:a></text:p>
      <text:h text:style-name="Heading_20_2" text:outline-level="2">The Sportsbook</text:h>
      <text:p text:style-name="P13">The sporstbook page has a ‘Football’ title and is composed of three main components:</text:p>
      <text:list xml:id="list5390331759921434819" text:style-name="L3">
        <text:list-item>
          <text:p text:style-name="P14">‘Leagues’: a list of leagues available. Clicking on these links redirects the user to the respective league matches table ;</text:p>
        </text:list-item>
        <text:list-item>
          <text:p text:style-name="P14">Tables with available matches: a socket request is made to the server for this data, which is populated into tables. Clicking on the odds activates the betting slip;</text:p>
        </text:list-item>
        <text:list-item>
          <text:p text:style-name="P14">‘BettingSlip’: a <text:span text:style-name="T8">component that takes user bet input and provides the functionality to place a bet.</text:span></text:p>
        </text:list-item>
      </text:list>
      <text:h text:style-name="P8" text:outline-level="3">Leagues</text:h>
      <text:p text:style-name="P15">The Leagues component creates a table with the available leagues. It lists these list in the specified order, with each league represented by a League component.</text:p>
      <text:h text:style-name="P9" text:outline-level="3">League</text:h>
      <text:p text:style-name="P16">The League component simply creates a row with the title of the respective league.</text:p>
      <text:h text:style-name="P10" text:outline-level="3"><text:soft-page-break/>Table</text:h>
      <text:p text:style-name="P17">Table generates a Match component for each match in the respective league. It then produces a table with the relevant info.</text:p>
      <text:h text:style-name="Heading_20_3" text:outline-level="3">Match</text:h>
      <text:p text:style-name="P17">Match produces a table row with the participating teams, and odds. Each odd is hosted in a TableCell component, which has a couple of actions.</text:p>
      <text:p text:style-name="P17">Upon clicking, the forwarded method is implemented and a bet is placed. The ‘placeBet’ method in ‘Sportsbook’ is called.</text:p>
      <text:p text:style-name="P17">It also pops up a tooltip for two seconds, to notify the user that the betslip has been updated.</text:p>
      <text:p text:style-name="P17">It is important to kill the timer controlling the tooltip when the user moves to a different page. Otherwise an error will result. </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nsolas" svg:font-family="Consolas, Monaco, 'Andale Mono', monospace"/>
    <style:font-face style:name="Droid Sans Mono" svg:font-family="'Droid Sans Mono', monospace, monospace, 'Droid Sans Fallback'"/>
    <style:font-face style:name="Arial" svg:font-family="Arial" style:font-family-generic="swis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3T14:44:53.418596510</meta:creation-date>
    <meta:generator>LibreOffice/5.1.6.2$Linux_x86 LibreOffice_project/10m0$Build-2</meta:generator>
    <dc:date>2018-08-22T09:02:21.936177709</dc:date>
    <meta:editing-duration>PT2H58M53S</meta:editing-duration>
    <meta:editing-cycles>16</meta:editing-cycles>
    <meta:document-statistic meta:table-count="1" meta:image-count="0" meta:object-count="0" meta:page-count="3" meta:paragraph-count="68" meta:word-count="601" meta:character-count="3663" meta:non-whitespace-character-count="3122"/>
  </office:meta>
</office:document-meta>
</file>